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aef18"/>
    </style:style>
    <style:style style:name="P2" style:family="paragraph" style:parent-style-name="Standard">
      <style:text-properties officeooo:rsid="000aef18" officeooo:paragraph-rsid="000aef18"/>
    </style:style>
    <style:style style:name="P3" style:family="paragraph" style:parent-style-name="Standard">
      <style:text-properties officeooo:rsid="000be13a" officeooo:paragraph-rsid="000be13a"/>
    </style:style>
    <style:style style:name="P4" style:family="paragraph" style:parent-style-name="Standard">
      <style:text-properties officeooo:rsid="000cd1f3" officeooo:paragraph-rsid="000cd1f3"/>
    </style:style>
    <style:style style:name="P5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6" style:family="paragraph" style:parent-style-name="Standard">
      <style:text-properties fo:color="#d4d4d4" loext:opacity="100%" style:font-name="Consolas" fo:font-size="10.5pt" fo:font-weight="normal" officeooo:rsid="000dfe94" officeooo:paragraph-rsid="000dfe94" fo:background-color="#1e1e1e"/>
    </style:style>
    <style:style style:name="P7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8" style:family="paragraph" style:parent-style-name="Standard">
      <style:text-properties fo:color="#569cd6" loext:opacity="100%" style:font-name="Consolas" fo:font-size="10.5pt" fo:font-weight="normal" officeooo:paragraph-rsid="000aef18" fo:background-color="#1e1e1e"/>
    </style:style>
    <style:style style:name="P9" style:family="paragraph" style:parent-style-name="Standard">
      <style:text-properties fo:color="#569cd6" loext:opacity="100%" style:font-name="Consolas" fo:font-size="10.5pt" fo:font-weight="normal" officeooo:paragraph-rsid="000cd1f3" fo:background-color="#1e1e1e"/>
    </style:style>
    <style:style style:name="P10" style:family="paragraph" style:parent-style-name="Standard">
      <style:text-properties fo:color="#569cd6" loext:opacity="100%" style:font-name="Consolas" fo:font-size="10.5pt" fo:font-weight="normal" officeooo:rsid="000d3e92" officeooo:paragraph-rsid="000d3e92" fo:background-color="#1e1e1e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text-properties officeooo:paragraph-rsid="000cd1f3"/>
    </style:style>
    <style:style style:name="P13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14" style:family="paragraph" style:parent-style-name="Standard">
      <style:text-properties officeooo:rsid="000d3e92" officeooo:paragraph-rsid="000d3e92"/>
    </style:style>
    <style:style style:name="P15" style:family="paragraph" style:parent-style-name="Standard">
      <style:text-properties officeooo:rsid="000dfe94" officeooo:paragraph-rsid="000dfe94"/>
    </style:style>
    <style:style style:name="P16" style:family="paragraph" style:parent-style-name="Standard">
      <style:text-properties officeooo:rsid="000e2cd4" officeooo:paragraph-rsid="000e2cd4"/>
    </style:style>
    <style:style style:name="T1" style:family="text">
      <style:text-properties officeooo:rsid="000cd1f3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4ec9b0" loext:opacity="100%"/>
    </style:style>
    <style:style style:name="T5" style:family="text">
      <style:text-properties fo:color="#4ec9b0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style:font-name="Consolas" fo:font-size="10.5pt" fo:font-weight="normal"/>
    </style:style>
    <style:style style:name="T9" style:family="text">
      <style:text-properties fo:color="#c586c0" loext:opacity="100%" style:font-name="Consolas" fo:font-size="10.5pt" fo:font-weight="normal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fo:color="#808080" loext:opacity="100%"/>
    </style:style>
    <style:style style:name="T13" style:family="text">
      <style:text-properties fo:color="#808080" loext:opacity="100%" style:font-name="Consolas" fo:font-size="10.5pt" fo:font-weight="normal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style:font-name="Consolas" fo:font-size="10.5pt" fo:font-weight="normal"/>
    </style:style>
    <style:style style:name="T16" style:family="text">
      <style:text-properties fo:color="#6a9955" loext:opacity="100%" style:font-name="Consolas" fo:font-size="10.5pt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-Creo progetto,installo tailwind con auth e disinstallo e rinstallo laravel/mix per evitare problemi</text:p>
      <text:p text:style-name="Standard">composer create-project --prefer-dist laravel/laravel Blog-manual</text:p>
      <text:p text:style-name="Standard"/>
      <text:p text:style-name="Standard">composer require laravel-frontend-presets/tailwindcss --dev </text:p>
      <text:p text:style-name="Standard"/>
      <text:p text:style-name="P1">php artisan ui tailwindcss --auth <text:s text:c="15"/></text:p>
      <text:p text:style-name="P1"/>
      <text:p text:style-name="P1">npm remove laravel-mix </text:p>
      <text:p text:style-name="P1"/>
      <text:p text:style-name="P1">npm install laravel-mix --save-dev </text:p>
      <text:p text:style-name="P1"/>
      <text:p text:style-name="P1">npm install cross-env --save-dev </text:p>
      <text:p text:style-name="P1"/>
      <text:p text:style-name="P3">2-<text:span text:style-name="T1">Creo controller e route per la home </text:span></text:p>
      <text:p text:style-name="P4">creo controller</text:p>
      <text:p text:style-name="P4"/>
      <text:p text:style-name="P4">php artisan make:controller PagesController </text:p>
      <text:p text:style-name="P4"/>
      <text:p text:style-name="P4">dentro controller definisco metodo index che rende <text:s/>index.blade</text:p>
      <text:p text:style-name="P1"/>
      <text:p text:style-name="P8">&lt;?php</text:p>
      <text:p text:style-name="P11"/>
      <text:p text:style-name="P5"><text:span text:style-name="T2">namespace</text:span> <text:span text:style-name="T4">App\Http\Controllers</text:span>;</text:p>
      <text:p text:style-name="P11"/>
      <text:p text:style-name="P5"><text:span text:style-name="T2">use</text:span> Illuminate\Http\<text:span text:style-name="T4">Request</text:span>;</text:p>
      <text:p text:style-name="P11"/>
      <text:p text:style-name="P5"><text:span text:style-name="T2">class</text:span> <text:span text:style-name="T4">PagesController</text:span> <text:span text:style-name="T2">extends</text:span> <text:span text:style-name="T4">Controller</text:span></text:p>
      <text:p text:style-name="P5">{</text:p>
      <text:p text:style-name="P7">    <text:span text:style-name="T3">public</text:span><text:span text:style-name="T6"> </text:span><text:span text:style-name="T3">function</text:span><text:span text:style-name="T6"> </text:span><text:span text:style-name="T8">index</text:span><text:span text:style-name="T6">()</text:span></text:p>
      <text:p text:style-name="P7">    <text:span text:style-name="T6">{</text:span></text:p>
      <text:p text:style-name="P7">        <text:span text:style-name="T9">return</text:span><text:span text:style-name="T6"> </text:span><text:span text:style-name="T8">view</text:span><text:span text:style-name="T6">(</text:span><text:span text:style-name="T11">'index'</text:span><text:span text:style-name="T6">);</text:span></text:p>
      <text:p text:style-name="P7">    <text:span text:style-name="T6">}</text:span></text:p>
      <text:p text:style-name="P5">}</text:p>
      <text:p text:style-name="P1"/>
      <text:p text:style-name="P12"><text:span text:style-name="T1">infine dentro web.php importo controller creato e definisco la rotta che torna metodo index del controller importato</text:span></text:p>
      <text:p text:style-name="P12"/>
      <text:p text:style-name="P9">&lt;?php</text:p>
      <text:p text:style-name="P11"/>
      <text:p text:style-name="P5"><text:span text:style-name="T2">use</text:span> Illuminate\Support\Facades\<text:span text:style-name="T4">Route</text:span>;</text:p>
      <text:p text:style-name="P5"><text:span text:style-name="T2">use</text:span> App\Http\Controllers\<text:span text:style-name="T4">PagesController</text:span>;</text:p>
      <text:p text:style-name="P13">/*</text:p>
      <text:p text:style-name="P13">|--------------------------------------------------------------------------</text:p>
      <text:p text:style-name="P13">| Web Routes</text:p>
      <text:p text:style-name="P13">|--------------------------------------------------------------------------</text:p>
      <text:p text:style-name="P13">|</text:p>
      <text:p text:style-name="P13">| Here is where you can register web routes for your application. These</text:p>
      <text:p text:style-name="P13">| routes are loaded by the RouteServiceProvider within a group which</text:p>
      <text:p text:style-name="P13">| contains the "web" middleware group. Now create something great!</text:p>
      <text:p text:style-name="P13">|</text:p>
      <text:p text:style-name="P13">*/</text:p>
      <text:p text:style-name="P11"/>
      <text:p text:style-name="P5"><text:soft-page-break/><text:span text:style-name="T4">Route</text:span>::<text:span text:style-name="T7">get</text:span>(<text:span text:style-name="T10">'/'</text:span>, [<text:span text:style-name="T4">PagesController</text:span>::<text:span text:style-name="T2">class</text:span>, <text:span text:style-name="T10">'index'</text:span>]);</text:p>
      <text:p text:style-name="P11"/>
      <text:p text:style-name="P5"><text:span text:style-name="T4">Auth</text:span>::<text:span text:style-name="T7">routes</text:span>();</text:p>
      <text:p text:style-name="P11"/>
      <text:p text:style-name="P5"><text:span text:style-name="T4">Route</text:span>::<text:span text:style-name="T7">get</text:span>(<text:span text:style-name="T10">'/home'</text:span>, [\App\Http\Controllers\<text:span text:style-name="T4">HomeController</text:span>::<text:span text:style-name="T2">class</text:span>, <text:span text:style-name="T10">'index'</text:span>])-&gt;<text:span text:style-name="T7">name</text:span>(<text:span text:style-name="T10">'home'</text:span>);</text:p>
      <text:p text:style-name="P12"/>
      <text:p text:style-name="P4">3-Creo model post e postcontroller con resource</text:p>
      <text:p text:style-name="P4"/>
      <text:p text:style-name="P4">php artisan make:model Post</text:p>
      <text:p text:style-name="P4"/>
      <text:p text:style-name="P4">php artisan make:controller PostController –resource</text:p>
      <text:p text:style-name="P4"/>
      <text:p text:style-name="P14">dentro web.php importo controller creato e creo rotta che rimandi al mio blog</text:p>
      <text:p text:style-name="P14"/>
      <text:p text:style-name="P10">&lt;?php</text:p>
      <text:p text:style-name="P11"/>
      <text:p text:style-name="P5"><text:span text:style-name="T2">use</text:span> Illuminate\Support\Facades\<text:span text:style-name="T4">Route</text:span>;</text:p>
      <text:p text:style-name="P5"><text:span text:style-name="T2">use</text:span> App\Http\Controllers\<text:span text:style-name="T4">PagesController</text:span>;</text:p>
      <text:p text:style-name="P5"><text:span text:style-name="T2">use</text:span> App\Http\Controllers\<text:span text:style-name="T4">PostController</text:span>;</text:p>
      <text:p text:style-name="P11"/>
      <text:p text:style-name="P13">/*</text:p>
      <text:p text:style-name="P13">|--------------------------------------------------------------------------</text:p>
      <text:p text:style-name="P13">| Web Routes</text:p>
      <text:p text:style-name="P13">|--------------------------------------------------------------------------</text:p>
      <text:p text:style-name="P13">|</text:p>
      <text:p text:style-name="P13">| Here is where you can register web routes for your application. These</text:p>
      <text:p text:style-name="P13">| routes are loaded by the RouteServiceProvider within a group which</text:p>
      <text:p text:style-name="P13">| contains the "web" middleware group. Now create something great!</text:p>
      <text:p text:style-name="P13">|</text:p>
      <text:p text:style-name="P13">*/</text:p>
      <text:p text:style-name="P11"/>
      <text:p text:style-name="P5"><text:span text:style-name="T4">Route</text:span>::<text:span text:style-name="T7">get</text:span>(<text:span text:style-name="T10">'/'</text:span>, [<text:span text:style-name="T4">PagesController</text:span>::<text:span text:style-name="T2">class</text:span>, <text:span text:style-name="T10">'index'</text:span>]);</text:p>
      <text:p text:style-name="P11"/>
      <text:p text:style-name="P5"><text:span text:style-name="T4">Route</text:span>::<text:span text:style-name="T7">resource</text:span>(<text:span text:style-name="T10">'/blog'</text:span>, <text:span text:style-name="T4">PostController</text:span>::<text:span text:style-name="T2">class</text:span>);</text:p>
      <text:p text:style-name="P11"/>
      <text:p text:style-name="P5"><text:span text:style-name="T4">Auth</text:span>::<text:span text:style-name="T7">routes</text:span>();</text:p>
      <text:p text:style-name="P11"/>
      <text:p text:style-name="P5"><text:span text:style-name="T4">Route</text:span>::<text:span text:style-name="T7">get</text:span>(<text:span text:style-name="T10">'/home'</text:span>, [\App\Http\Controllers\<text:span text:style-name="T4">HomeController</text:span>::<text:span text:style-name="T2">class</text:span>, <text:span text:style-name="T10">'index'</text:span>])-&gt;<text:span text:style-name="T7">name</text:span>(<text:span text:style-name="T10">'home'</text:span>);</text:p>
      <text:p text:style-name="P14"/>
      <text:p text:style-name="P15">4-Styling app.blade diventa</text:p>
      <text:p text:style-name="P6"><text:span text:style-name="T12">&lt;!</text:span><text:span text:style-name="T2">doctype</text:span> <text:span text:style-name="T14">html</text:span><text:span text:style-name="T12">&gt;</text:span></text:p>
      <text:p text:style-name="P5"><text:span text:style-name="T12">&lt;</text:span><text:span text:style-name="T2">html</text:span> <text:span text:style-name="T14">lang</text:span>=<text:span text:style-name="T10">"</text:span><text:span text:style-name="T7">{{</text:span><text:span text:style-name="T10"> </text:span><text:span text:style-name="T7">str_replace</text:span><text:span text:style-name="T10">('_', '-', </text:span><text:span text:style-name="T7">app</text:span><text:span text:style-name="T10">()</text:span>-&gt;<text:span text:style-name="T7">getLocale</text:span><text:span text:style-name="T10">()) </text:span><text:span text:style-name="T7">}}</text:span><text:span text:style-name="T10">"</text:span><text:span text:style-name="T12">&gt;</text:span></text:p>
      <text:p text:style-name="P5"><text:span text:style-name="T12">&lt;</text:span><text:span text:style-name="T2">head</text:span><text:span text:style-name="T12">&gt;</text:span></text:p>
      <text:p text:style-name="P7">    <text:span text:style-name="T13">&lt;</text:span><text:span text:style-name="T3">meta</text:span><text:span text:style-name="T6"> </text:span><text:span text:style-name="T15">charset</text:span><text:span text:style-name="T6">=</text:span><text:span text:style-name="T11">"utf-8"</text:span><text:span text:style-name="T13">&gt;</text:span></text:p>
      <text:p text:style-name="P7">    <text:span text:style-name="T13">&lt;</text:span><text:span text:style-name="T3">meta</text:span><text:span text:style-name="T6"> </text:span><text:span text:style-name="T15">name</text:span><text:span text:style-name="T6">=</text:span><text:span text:style-name="T11">"viewport"</text:span><text:span text:style-name="T6"> </text:span><text:span text:style-name="T15">content</text:span><text:span text:style-name="T6">=</text:span><text:span text:style-name="T11">"width=device-width, initial-scale=1"</text:span><text:span text:style-name="T13">&gt;</text:span></text:p>
      <text:p text:style-name="P11"/>
      <text:p text:style-name="P7">    <text:span text:style-name="T16">&lt;!-- CSRF Token --&gt;</text:span></text:p>
      <text:p text:style-name="P7">    <text:span text:style-name="T13">&lt;</text:span><text:span text:style-name="T3">meta</text:span><text:span text:style-name="T6"> </text:span><text:span text:style-name="T15">name</text:span><text:span text:style-name="T6">=</text:span><text:span text:style-name="T11">"csrf-token"</text:span><text:span text:style-name="T6"> </text:span><text:span text:style-name="T15">content</text:span><text:span text:style-name="T6">=</text:span><text:span text:style-name="T11">"</text:span><text:span text:style-name="T8">{{</text:span><text:span text:style-name="T11"> </text:span><text:span text:style-name="T8">csrf_token</text:span><text:span text:style-name="T11">() </text:span><text:span text:style-name="T8">}}</text:span><text:span text:style-name="T11">"</text:span><text:span text:style-name="T13">&gt;</text:span></text:p>
      <text:p text:style-name="P11"/>
      <text:p text:style-name="P7"><text:soft-page-break/>    <text:span text:style-name="T13">&lt;</text:span><text:span text:style-name="T3">title</text:span><text:span text:style-name="T13">&gt;</text:span><text:span text:style-name="T8">{{</text:span><text:span text:style-name="T6"> </text:span><text:span text:style-name="T8">config</text:span><text:span text:style-name="T6">(</text:span><text:span text:style-name="T11">'app.name'</text:span><text:span text:style-name="T6">, </text:span><text:span text:style-name="T11">'Laravel'</text:span><text:span text:style-name="T6">) </text:span><text:span text:style-name="T8">}}</text:span><text:span text:style-name="T13">&lt;/</text:span><text:span text:style-name="T3">title</text:span><text:span text:style-name="T13">&gt;</text:span></text:p>
      <text:p text:style-name="P11"/>
      <text:p text:style-name="P7">    <text:span text:style-name="T16">&lt;!-- Scripts --&gt;</text:span></text:p>
      <text:p text:style-name="P7">    <text:span text:style-name="T13">&lt;</text:span><text:span text:style-name="T3">script</text:span><text:span text:style-name="T6"> </text:span><text:span text:style-name="T15">src</text:span><text:span text:style-name="T6">=</text:span><text:span text:style-name="T11">"</text:span><text:span text:style-name="T8">{{</text:span><text:span text:style-name="T11"> </text:span><text:span text:style-name="T8">asset</text:span><text:span text:style-name="T11">('js/app.js') </text:span><text:span text:style-name="T8">}}</text:span><text:span text:style-name="T11">"</text:span><text:span text:style-name="T6"> </text:span><text:span text:style-name="T15">defer</text:span><text:span text:style-name="T13">&gt;&lt;/</text:span><text:span text:style-name="T3">script</text:span><text:span text:style-name="T13">&gt;</text:span></text:p>
      <text:p text:style-name="P7">    </text:p>
      <text:p text:style-name="P7">    <text:span text:style-name="T16">&lt;!-- Styles --&gt;</text:span></text:p>
      <text:p text:style-name="P7">    <text:span text:style-name="T13">&lt;</text:span><text:span text:style-name="T3">link</text:span><text:span text:style-name="T6"> </text:span><text:span text:style-name="T15">href</text:span><text:span text:style-name="T6">=</text:span><text:span text:style-name="T11">"</text:span><text:span text:style-name="T8">{{</text:span><text:span text:style-name="T11"> </text:span><text:span text:style-name="T8">mix</text:span><text:span text:style-name="T11">('css/app.css') </text:span><text:span text:style-name="T8">}}</text:span><text:span text:style-name="T11">"</text:span><text:span text:style-name="T6"> </text:span><text:span text:style-name="T15">rel</text:span><text:span text:style-name="T6">=</text:span><text:span text:style-name="T11">"stylesheet"</text:span><text:span text:style-name="T13">&gt;</text:span></text:p>
      <text:p text:style-name="P5"><text:span text:style-name="T12">&lt;/</text:span><text:span text:style-name="T2">head</text:span><text:span text:style-name="T12">&gt;</text:span></text:p>
      <text:p text:style-name="P5"><text:span text:style-name="T12">&lt;</text:span><text:span text:style-name="T2">body</text:span> <text:span text:style-name="T14">class</text:span>=<text:span text:style-name="T10">"bg-gray-100 h-screen antialiased leading-none font-sans"</text:span><text:span text:style-name="T12">&gt;</text:span></text:p>
      <text:p text:style-name="P7">    <text:span text:style-name="T13">&lt;</text:span><text:span text:style-name="T3">div</text:span><text:span text:style-name="T6"> </text:span><text:span text:style-name="T15">id</text:span><text:span text:style-name="T6">=</text:span><text:span text:style-name="T11">"app"</text:span><text:span text:style-name="T13">&gt;</text:span></text:p>
      <text:p text:style-name="P7">        <text:span text:style-name="T13">&lt;</text:span><text:span text:style-name="T3">header</text:span><text:span text:style-name="T6"> </text:span><text:span text:style-name="T15">class</text:span><text:span text:style-name="T6">=</text:span><text:span text:style-name="T11">"bg-gray-800 py-6"</text:span><text:span text:style-name="T13">&gt;</text:span></text:p>
      <text:p text:style-name="P7">            <text:span text:style-name="T13">&lt;</text:span><text:span text:style-name="T3">div</text:span><text:span text:style-name="T6"> </text:span><text:span text:style-name="T15">class</text:span><text:span text:style-name="T6">=</text:span><text:span text:style-name="T11">"container mx-auto flex justify-between items-center px-6"</text:span><text:span text:style-name="T13">&gt;</text:span></text:p>
      <text:p text:style-name="P7">                <text:span text:style-name="T13">&lt;</text:span><text:span text:style-name="T3">div</text:span><text:span text:style-name="T13">&gt;</text:span></text:p>
      <text:p text:style-name="P7">                    <text:span text:style-name="T13">&lt;</text:span><text:span text:style-name="T3">a</text:span><text:span text:style-name="T6"> </text:span><text:span text:style-name="T15">href</text:span><text:span text:style-name="T6">=</text:span><text:span text:style-name="T11">"</text:span><text:span text:style-name="T8">{{</text:span><text:span text:style-name="T11"> </text:span><text:span text:style-name="T8">url</text:span><text:span text:style-name="T11">('/') </text:span><text:span text:style-name="T8">}}</text:span><text:span text:style-name="T11">"</text:span><text:span text:style-name="T6"> </text:span><text:span text:style-name="T15">class</text:span><text:span text:style-name="T6">=</text:span><text:span text:style-name="T11">"text-lg font-semibold text-gray-100 no-underline"</text:span><text:span text:style-name="T13">&gt;</text:span></text:p>
      <text:p text:style-name="P7">                        <text:span text:style-name="T8">{{</text:span><text:span text:style-name="T6"> </text:span><text:span text:style-name="T8">config</text:span><text:span text:style-name="T6">(</text:span><text:span text:style-name="T11">'app.name'</text:span><text:span text:style-name="T6">, </text:span><text:span text:style-name="T11">'Laravel'</text:span><text:span text:style-name="T6">) </text:span><text:span text:style-name="T8">}}</text:span></text:p>
      <text:p text:style-name="P7">                    <text:span text:style-name="T13">&lt;/</text:span><text:span text:style-name="T3">a</text:span><text:span text:style-name="T13">&gt;</text:span></text:p>
      <text:p text:style-name="P7">                <text:span text:style-name="T13">&lt;/</text:span><text:span text:style-name="T3">div</text:span><text:span text:style-name="T13">&gt;</text:span></text:p>
      <text:p text:style-name="P7">                <text:span text:style-name="T13">&lt;</text:span><text:span text:style-name="T3">nav</text:span><text:span text:style-name="T6"> </text:span><text:span text:style-name="T15">class</text:span><text:span text:style-name="T6">=</text:span><text:span text:style-name="T11">"space-x-4 text-gray-300 text-sm sm:text-base"</text:span><text:span text:style-name="T13">&gt;</text:span></text:p>
      <text:p text:style-name="P7">                    <text:span text:style-name="T13">&lt;</text:span><text:span text:style-name="T3">a</text:span><text:span text:style-name="T6"> </text:span><text:span text:style-name="T15">href</text:span><text:span text:style-name="T6">=</text:span><text:span text:style-name="T11">"/"</text:span><text:span text:style-name="T6"> </text:span><text:span text:style-name="T15">class</text:span><text:span text:style-name="T6">=</text:span><text:span text:style-name="T11">"no-underline hover:underline"</text:span><text:span text:style-name="T13">&gt;</text:span><text:span text:style-name="T6">Home</text:span><text:span text:style-name="T13">&lt;/</text:span><text:span text:style-name="T3">a</text:span><text:span text:style-name="T13">&gt;</text:span></text:p>
      <text:p text:style-name="P7">                    <text:span text:style-name="T13">&lt;</text:span><text:span text:style-name="T3">a</text:span><text:span text:style-name="T6"> </text:span><text:span text:style-name="T15">href</text:span><text:span text:style-name="T6">=</text:span><text:span text:style-name="T11">"/blog"</text:span><text:span text:style-name="T6"> </text:span><text:span text:style-name="T15">class</text:span><text:span text:style-name="T6">=</text:span><text:span text:style-name="T11">"no-underline hover:underline"</text:span><text:span text:style-name="T13">&gt;</text:span><text:span text:style-name="T6">Blog</text:span><text:span text:style-name="T13">&lt;/</text:span><text:span text:style-name="T3">a</text:span><text:span text:style-name="T13">&gt;</text:span></text:p>
      <text:p text:style-name="P7">                    <text:span text:style-name="T3">@guest</text:span></text:p>
      <text:p text:style-name="P7">                        <text:span text:style-name="T13">&lt;</text:span><text:span text:style-name="T3">a</text:span><text:span text:style-name="T6"> </text:span><text:span text:style-name="T15">class</text:span><text:span text:style-name="T6">=</text:span><text:span text:style-name="T11">"no-underline hover:underline"</text:span><text:span text:style-name="T6"> </text:span><text:span text:style-name="T15">href</text:span><text:span text:style-name="T6">=</text:span><text:span text:style-name="T11">"</text:span><text:span text:style-name="T8">{{</text:span><text:span text:style-name="T11"> </text:span><text:span text:style-name="T8">route</text:span><text:span text:style-name="T11">('login') </text:span><text:span text:style-name="T8">}}</text:span><text:span text:style-name="T11">"</text:span><text:span text:style-name="T13">&gt;</text:span><text:span text:style-name="T8">{{</text:span><text:span text:style-name="T6"> </text:span><text:span text:style-name="T8">__</text:span><text:span text:style-name="T6">(</text:span><text:span text:style-name="T11">'Login'</text:span><text:span text:style-name="T6">) </text:span><text:span text:style-name="T8">}}</text:span><text:span text:style-name="T13">&lt;/</text:span><text:span text:style-name="T3">a</text:span><text:span text:style-name="T13">&gt;</text:span></text:p>
      <text:p text:style-name="P7">                        <text:span text:style-name="T3">@if </text:span><text:span text:style-name="T6">(</text:span><text:span text:style-name="T5">Route</text:span><text:span text:style-name="T6">::</text:span><text:span text:style-name="T8">has</text:span><text:span text:style-name="T6">(</text:span><text:span text:style-name="T11">'register'</text:span><text:span text:style-name="T6">))</text:span></text:p>
      <text:p text:style-name="P7">                            <text:span text:style-name="T13">&lt;</text:span><text:span text:style-name="T3">a</text:span><text:span text:style-name="T6"> </text:span><text:span text:style-name="T15">class</text:span><text:span text:style-name="T6">=</text:span><text:span text:style-name="T11">"no-underline hover:underline"</text:span><text:span text:style-name="T6"> </text:span><text:span text:style-name="T15">href</text:span><text:span text:style-name="T6">=</text:span><text:span text:style-name="T11">"</text:span><text:span text:style-name="T8">{{</text:span><text:span text:style-name="T11"> </text:span><text:span text:style-name="T8">route</text:span><text:span text:style-name="T11">('register') </text:span><text:span text:style-name="T8">}}</text:span><text:span text:style-name="T11">"</text:span><text:span text:style-name="T13">&gt;</text:span><text:span text:style-name="T8">{{</text:span><text:span text:style-name="T6"> </text:span><text:span text:style-name="T8">__</text:span><text:span text:style-name="T6">(</text:span><text:span text:style-name="T11">'Register'</text:span><text:span text:style-name="T6">) </text:span><text:span text:style-name="T8">}}</text:span><text:span text:style-name="T13">&lt;/</text:span><text:span text:style-name="T3">a</text:span><text:span text:style-name="T13">&gt;</text:span></text:p>
      <text:p text:style-name="P7">                        <text:span text:style-name="T3">@endif</text:span></text:p>
      <text:p text:style-name="P7">                    <text:span text:style-name="T3">@else</text:span></text:p>
      <text:p text:style-name="P7">                        <text:span text:style-name="T13">&lt;</text:span><text:span text:style-name="T3">span</text:span><text:span text:style-name="T13">&gt;</text:span><text:span text:style-name="T8">{{</text:span><text:span text:style-name="T6"> </text:span><text:span text:style-name="T5">Auth</text:span><text:span text:style-name="T6">::</text:span><text:span text:style-name="T8">user</text:span><text:span text:style-name="T6">()-&gt;</text:span><text:span text:style-name="T15">name</text:span><text:span text:style-name="T6"> </text:span><text:span text:style-name="T8">}}</text:span><text:span text:style-name="T13">&lt;/</text:span><text:span text:style-name="T3">span</text:span><text:span text:style-name="T13">&gt;</text:span></text:p>
      <text:p text:style-name="P11"/>
      <text:p text:style-name="P7">                        <text:span text:style-name="T13">&lt;</text:span><text:span text:style-name="T3">a</text:span><text:span text:style-name="T6"> </text:span><text:span text:style-name="T15">href</text:span><text:span text:style-name="T6">=</text:span><text:span text:style-name="T11">"</text:span><text:span text:style-name="T8">{{</text:span><text:span text:style-name="T11"> </text:span><text:span text:style-name="T8">route</text:span><text:span text:style-name="T11">('logout') </text:span><text:span text:style-name="T8">}}</text:span><text:span text:style-name="T11">"</text:span></text:p>
      <text:p text:style-name="P7">                           <text:span text:style-name="T15">class</text:span><text:span text:style-name="T6">=</text:span><text:span text:style-name="T11">"no-underline hover:underline"</text:span></text:p>
      <text:p text:style-name="P7">                           <text:span text:style-name="T15">onclick</text:span><text:span text:style-name="T6">=</text:span><text:span text:style-name="T11">"</text:span><text:span text:style-name="T15">event</text:span><text:span text:style-name="T11">.</text:span><text:span text:style-name="T8">preventDefault</text:span><text:span text:style-name="T11">();</text:span></text:p>
      <text:p text:style-name="P7"><text:span text:style-name="T10">                                </text:span><text:span text:style-name="T15">document</text:span><text:span text:style-name="T11">.</text:span><text:span text:style-name="T8">getElementById</text:span><text:span text:style-name="T11">('logout-form').</text:span><text:span text:style-name="T8">submit</text:span><text:span text:style-name="T11">();"</text:span><text:span text:style-name="T13">&gt;</text:span><text:span text:style-name="T8">{{</text:span><text:span text:style-name="T6"> </text:span><text:span text:style-name="T8">__</text:span><text:span text:style-name="T6">(</text:span><text:span text:style-name="T11">'Logout'</text:span><text:span text:style-name="T6">) </text:span><text:span text:style-name="T8">}}</text:span><text:span text:style-name="T13">&lt;/</text:span><text:span text:style-name="T3">a</text:span><text:span text:style-name="T13">&gt;</text:span></text:p>
      <text:p text:style-name="P7">                        <text:span text:style-name="T13">&lt;</text:span><text:span text:style-name="T3">form</text:span><text:span text:style-name="T6"> </text:span><text:span text:style-name="T15">id</text:span><text:span text:style-name="T6">=</text:span><text:span text:style-name="T11">"logout-form"</text:span><text:span text:style-name="T6"> </text:span><text:span text:style-name="T15">action</text:span><text:span text:style-name="T6">=</text:span><text:span text:style-name="T11">"</text:span><text:span text:style-name="T8">{{</text:span><text:span text:style-name="T11"> </text:span><text:span text:style-name="T8">route</text:span><text:span text:style-name="T11">('logout') </text:span><text:span text:style-name="T8">}}</text:span><text:span text:style-name="T11">"</text:span><text:span text:style-name="T6"> </text:span><text:span text:style-name="T15">method</text:span><text:span text:style-name="T6">=</text:span><text:span text:style-name="T11">"POST"</text:span><text:span text:style-name="T6"> </text:span><text:span text:style-name="T15">class</text:span><text:span text:style-name="T6">=</text:span><text:span text:style-name="T11">"hidden"</text:span><text:span text:style-name="T13">&gt;</text:span></text:p>
      <text:p text:style-name="P7">                            <text:span text:style-name="T8">{{</text:span><text:span text:style-name="T6"> </text:span><text:span text:style-name="T8">csrf_field</text:span><text:span text:style-name="T6">() </text:span><text:span text:style-name="T8">}}</text:span></text:p>
      <text:p text:style-name="P7">                        <text:span text:style-name="T13">&lt;/</text:span><text:span text:style-name="T3">form</text:span><text:span text:style-name="T13">&gt;</text:span></text:p>
      <text:p text:style-name="P7">                    <text:span text:style-name="T3">@endguest</text:span></text:p>
      <text:p text:style-name="P7">                <text:span text:style-name="T13">&lt;/</text:span><text:span text:style-name="T3">nav</text:span><text:span text:style-name="T13">&gt;</text:span></text:p>
      <text:p text:style-name="P7">            <text:span text:style-name="T13">&lt;/</text:span><text:span text:style-name="T3">div</text:span><text:span text:style-name="T13">&gt;</text:span></text:p>
      <text:p text:style-name="P7">        <text:span text:style-name="T13">&lt;/</text:span><text:span text:style-name="T3">header</text:span><text:span text:style-name="T13">&gt;</text:span></text:p>
      <text:p text:style-name="P11"/>
      <text:p text:style-name="P7">        <text:span text:style-name="T13">&lt;</text:span><text:span text:style-name="T3">div</text:span><text:span text:style-name="T13">&gt;</text:span></text:p>
      <text:p text:style-name="P7">            <text:span text:style-name="T3">@yield</text:span><text:span text:style-name="T6">(</text:span><text:span text:style-name="T11">'content'</text:span><text:span text:style-name="T6">)</text:span></text:p>
      <text:p text:style-name="P7">        <text:span text:style-name="T13">&lt;/</text:span><text:span text:style-name="T3">div</text:span><text:span text:style-name="T13">&gt;</text:span></text:p>
      <text:p text:style-name="P11"/>
      <text:p text:style-name="P7">        <text:span text:style-name="T13">&lt;</text:span><text:span text:style-name="T3">div</text:span><text:span text:style-name="T13">&gt;</text:span></text:p>
      <text:p text:style-name="P7">            <text:span text:style-name="T3">@include</text:span><text:span text:style-name="T6">(</text:span><text:span text:style-name="T11">'layouts.footer'</text:span><text:span text:style-name="T6">)</text:span></text:p>
      <text:p text:style-name="P7"><text:soft-page-break/>        <text:span text:style-name="T13">&lt;/</text:span><text:span text:style-name="T3">div</text:span><text:span text:style-name="T13">&gt;</text:span></text:p>
      <text:p text:style-name="P7">    <text:span text:style-name="T13">&lt;/</text:span><text:span text:style-name="T3">div</text:span><text:span text:style-name="T13">&gt;</text:span></text:p>
      <text:p text:style-name="P5"><text:span text:style-name="T12">&lt;/</text:span><text:span text:style-name="T2">body</text:span><text:span text:style-name="T12">&gt;</text:span></text:p>
      <text:p text:style-name="P5"><text:span text:style-name="T12">&lt;/</text:span><text:span text:style-name="T2">html</text:span><text:span text:style-name="T12">&gt;</text:span></text:p>
      <text:p text:style-name="P15"/>
      <text:p text:style-name="P15">aggiungiamo i 2 div con yield e include prima del div finale ,cambiamo colore e dimensione scritta header e infine aggiungiamo i 2 link</text:p>
      <text:p text:style-name="P15"/>
      <text:p text:style-name="P16">30.28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3T19:03:12.067000000</dc:date>
    <meta:editing-duration>PT3H8M55S</meta:editing-duration>
    <meta:editing-cycles>6</meta:editing-cycles>
    <meta:generator>LibreOffice/7.1.3.2$Windows_X86_64 LibreOffice_project/47f78053abe362b9384784d31a6e56f8511eb1c1</meta:generator>
    <meta:document-statistic meta:table-count="0" meta:image-count="0" meta:object-count="0" meta:page-count="4" meta:paragraph-count="116" meta:word-count="422" meta:character-count="4774" meta:non-whitespace-character-count="3750"/>
  </office:meta>
</office:document-meta>
</file>